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8</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550928858"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776318123"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829571507"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256845839"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654102405"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8, the built-in version will be hidden (to avoid confusion). If you uninstall version 1.1.8,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319714855"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914227441"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224757941"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073123638"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split_images,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593805007" text:style-name="L10">
        <text:list-item>
          <text:p text:style-name="P21">Unzip <text:span text:style-name="Source_20_Text">writer2latex118alph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1173185671" text:style-name="L11">
        <text:list-item>
          <text:p text:style-name="P22">Unzip <text:span text:style-name="Source_20_Text">writer2latex118alpha.zip</text:span> into some directory. This will create a subdirectory <text:span text:style-name="Source_20_Text">writer2latex11</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855735981"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059110675"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6">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d <text:span text:style-name="Source_20_Text">image_size</text:span> is <text:span text:style-name="Source_20_Text">relative</text:span>,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ext:soft-page-break/>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89007751" text:style-name="L14">
        <text:list-item>
          <text:p text:style-name="P24"><text:soft-page-break/><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text:soft-page-break/>documents. This should be an ordinary XHTML file (do not include DOCTYPE declaration) with some special elements:</text:p>
      <text:list xml:id="list1741575750"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ext:soft-page-break/>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608812932"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880357599"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2" text:outline-level="2">Hidden hedings</text:h>
      <text:p text:style-name="Text_20_body">If the entire text of a heading is striked out (using any strike-out style), this heading will be hidden in the text. It will however still be visible in the EPUB table of contents.</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oft-page-break/><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text:soft-page-break/>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064847792"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ext:soft-page-break/>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597630490"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31</text:page-number></text:p>
      </style:header>
      <style:header-left>
        <text:p text:style-name="Header">Page <text:page-number text:select-page="current">31</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enrik Just</meta:initial-creator>
    <meta:creation-date>2003-07-03T08:45:42</meta:creation-date>
    <dc:creator>Henrik Just</dc:creator>
    <dc:date>2011-06-16T18:04:38</dc:date>
    <meta:print-date>2004-06-29T10:09:33</meta:print-date>
    <dc:language>en-US</dc:language>
    <meta:editing-cycles>314</meta:editing-cycles>
    <meta:editing-duration>PT41H31M21S</meta:editing-duration>
    <meta:document-statistic meta:table-count="24" meta:image-count="1" meta:object-count="0" meta:page-count="44" meta:paragraph-count="1076" meta:word-count="12804" meta:character-count="84170"/>
    <meta:user-defined meta:name="Info 1"/>
    <meta:user-defined meta:name="Info 2"/>
    <meta:user-defined meta:name="Info 3"/>
    <meta:user-defined meta:name="Info 4"/>
  </office:meta>
</office:document-meta>
</file>